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fo:language="ca" fo:country="ES"/>
    </style:style>
    <style:style style:name="P2" style:family="paragraph" style:parent-style-name="Standard">
      <style:paragraph-properties fo:text-align="start" style:justify-single-word="false"/>
      <style:text-properties fo:color="#c9211e"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paragraph-properties fo:text-align="start" style:justify-single-word="false"/>
      <style:text-properties fo:language="ca" fo:country="ES"/>
    </style:style>
    <style:style style:name="P5" style:family="paragraph" style:parent-style-name="Standard">
      <style:paragraph-properties fo:text-align="start" style:justify-single-word="false"/>
      <style:text-properties fo:language="ca" fo:country="E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fo:language="ca" fo:country="ES"/>
    </style:style>
    <style:style style:name="P7" style:family="paragraph" style:parent-style-name="Standard">
      <style:paragraph-properties fo:text-align="start" style:justify-single-word="false"/>
      <style:text-properties fo:font-size="7pt" fo:language="ca" fo:country="ES" fo:font-weight="bold" style:font-size-asian="7pt" style:font-weight-asian="bold" style:font-size-complex="7pt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size="9pt" style:font-size-asian="9pt"/>
    </style:style>
    <style:style style:name="T3" style:family="text">
      <style:text-properties style:font-name="Verdana" fo:font-size="9pt" fo:font-style="italic" fo:font-weight="bold" style:font-size-asian="9pt" style:font-style-asian="italic" style:font-weight-asian="bold"/>
    </style:style>
    <style:style style:name="T4" style:family="text">
      <style:text-properties style:font-name="Verdana" fo:font-size="9pt" fo:font-style="italic" style:font-size-asian="9pt" style:font-style-asian="italic"/>
    </style:style>
    <style:style style:name="T5" style:family="text">
      <style:text-properties fo:color="#c9211e" style:font-name="Verdana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Durada: 99 hores</text:span></text:p>
      <text:p text:style-name="P7"><text:span text:style-name="T1">Hores de lliure disposició: no se n’assignen</text:span></text:p>
      <text:p text:style-name="P7"><text:span text:style-name="T1">Equivalència en crèdits ECTS: 7</text:span></text:p>
      <text:p text:style-name="P7"><text:span text:style-name="T1">Unitats formatives que el componen:</text:span></text:p>
      <text:p text:style-name="P7"><text:span text:style-name="T1">UF 1: programació amb XML. 45 hores</text:span></text:p>
      <text:p text:style-name="P7"><text:span text:style-name="T1">UF 2: àmbits d’aplicació de l’XML. 27 hores</text:span></text:p>
      <text:p text:style-name="P7"><text:span text:style-name="T1">UF 3: sistemes de gestió d’informació empresarial. 27 hores</text:span></text:p>
      <text:p text:style-name="P4"><text:span text:style-name="T2"/></text:p>
      <text:p text:style-name="P5"><text:span text:style-name="T4">UF 1: programació amb XML</text:span></text:p>
      <text:p text:style-name="P4"><text:span text:style-name="T2">Durada: 45 hores</text:span></text:p>
      <text:p text:style-name="P2"><text:span text:style-name="T2">Resultats d’aprenentatge i criteris d’avaluació:</text:span></text:p>
      <text:p text:style-name="P4"><text:span text:style-name="T2">1. Reconeix les característiques de llenguatges de marques analitzant-ne i interpretant-ne fragments de codi.</text:span></text:p>
      <text:p text:style-name="P6"><text:span text:style-name="T2">Criteris d’avaluació</text:span></text:p>
      <text:p text:style-name="P4"><text:span text:style-name="T2">1.1 Identifica les característiques generals dels llenguatges de marques.</text:span></text:p>
      <text:p text:style-name="P4"><text:span text:style-name="T2">1.2 Reconeix els avantatges que proporcionen en el tractament de la informació.</text:span></text:p>
      <text:p text:style-name="P4"><text:span text:style-name="T2">1.3 Classifica els llenguatges de marques i n’identifica els més rellevants.</text:span></text:p>
      <text:p text:style-name="P4"><text:span text:style-name="T2">1.4 Diferencia els àmbits d’aplicació dels llenguatges de marques.</text:span></text:p>
      <text:p text:style-name="P4"><text:span text:style-name="T2">1.5 Reconeix la necessitat i els àmbits específics d’aplicació d’un llenguatge de marques de propòsit general.</text:span></text:p>
      <text:p text:style-name="P4"><text:span text:style-name="T2">1.6 Analitza les característiques pròpies del llenguatge d’etiquetatge extensible (</text:span><text:span text:style-name="T4">extensible markup language </text:span><text:span text:style-name="T2">o XML).</text:span></text:p>
      <text:p text:style-name="P4"><text:span text:style-name="T2">1.7 Identifica l’estructura d’un document XML i les seves regles sintàctiques.</text:span></text:p>
      <text:p text:style-name="P4"><text:span text:style-name="T2">1.8 Contrasta la necessitat de crear documents XML ben formats i la influència en el seu processament.</text:span></text:p>
      <text:p text:style-name="P4"><text:span text:style-name="T2">1.9 Identifica els avantatges que aporten els espais de noms.</text:span></text:p>
      <text:p text:style-name="P4"><text:span text:style-name="T2">2. Utilitza llenguatges de marques per a la transmissió d’informació a través del web analitzant l’estructura dels documents i identificant-ne els elements.</text:span></text:p>
      <text:p text:style-name="P6"><text:span text:style-name="T2">Criteris d’avaluació</text:span></text:p>
      <text:p text:style-name="P4"><text:span text:style-name="T2">2.1 Identifica i classifica els llenguatges de marques relacionats amb el web i les seves diferents versions.</text:span></text:p>
      <text:p text:style-name="P4"><text:span text:style-name="T2">2.2 Analitza l’estructura d’un document HTML (llenguatge d’etiquetatge d’hipertext) i identifica les seccions que el componen.</text:span></text:p>
      <text:p text:style-name="P4"><text:span text:style-name="T2">2.3 Reconeix la funcionalitat de les principals etiquetes i atributs del llenguatge HTML.</text:span></text:p>
      <text:p text:style-name="P4"><text:span text:style-name="T2">2.4 Estableix les semblances i diferències entre els llenguatges HTML i XHTML.</text:span></text:p>
      <text:p text:style-name="P4"><text:span text:style-name="T2">2.5 Reconeix la utilitat d’XHTML en els sistemes de gestió d’informació.</text:span></text:p>
      <text:p text:style-name="P3"><text:span text:style-name="T2">2.6 Utilitza eines en la creació del web.</text:span></text:p>
      <text:p text:style-name="P4"><text:span text:style-name="T2">2.7 Identifica els avantatges que aporta l’ús de fulls d’estil.</text:span></text:p>
      <text:p text:style-name="P4"><text:span text:style-name="T2">2.8 Aplica fulls d’estil.</text:span></text:p>
      <text:p text:style-name="P4"><text:span text:style-name="T2">3. Estableix mecanismes de validació per a documents XML utilitzant mètodes per definir-ne la sintaxi i</text:span></text:p>
      <text:p text:style-name="P4"><text:span text:style-name="T2">l’estructura.</text:span></text:p>
      <text:p text:style-name="P6"><text:span text:style-name="T2">Criteris d’avaluació</text:span></text:p>
      <text:p text:style-name="P4"><text:span text:style-name="T2">3.1 Estableix la necessitat de descriure la informació transmesa en els documents XML i les seves regles.</text:span></text:p>
      <text:p text:style-name="P4"><text:span text:style-name="T2">3.2 Identifica les tecnologies relacionades amb la definició de documents XML.</text:span></text:p>
      <text:p text:style-name="P4"><text:span text:style-name="T2">3.3 Analitza l’estructura i la sintaxi específica utilitzada en la descripció.</text:span></text:p>
      <text:p text:style-name="P4"><text:span text:style-name="T2">3.4 Crea descripcions de documents XML.</text:span></text:p>
      <text:p text:style-name="P4"><text:span text:style-name="T2">3.5 Utilitza descripcions en l’elaboració i validació de documents XML.</text:span></text:p>
      <text:p text:style-name="P4"><text:span text:style-name="T2">3.6 Associa les descripcions de documents XML amb els documents XML.</text:span></text:p>
      <text:p text:style-name="P4"><text:span text:style-name="T2">3.7 Utilitza eines específiques de validació.</text:span></text:p>
      <text:p text:style-name="P4"><text:span text:style-name="T2">3.8 Documenta les descripcions de documents XML.</text:span></text:p>
      <text:p text:style-name="P6"><text:span text:style-name="T2">Continguts</text:span></text:p>
      <text:p text:style-name="P4"><text:span text:style-name="T2">1. Reconeixement de les característiques de llenguatges de marques:</text:span></text:p>
      <text:p text:style-name="P4"><text:span text:style-name="T2">1.1 Classificació.</text:span></text:p>
      <text:p text:style-name="P4"><text:span text:style-name="T2">1.2 XML: estructura i sintaxi.</text:span></text:p>
      <text:p text:style-name="P4"><text:span text:style-name="T2">1.3 Etiquetes.</text:span></text:p>
      <text:p text:style-name="P4"><text:span text:style-name="T2">1.4 Eines d’edició.</text:span></text:p>
      <text:p text:style-name="P4"><text:span text:style-name="T2">1.5 Elaboració de documents XML ben formats.</text:span></text:p>
      <text:p text:style-name="P4"><text:span text:style-name="T2">1.6 Utilització d’espais de noms en XML.</text:span></text:p>
      <text:p text:style-name="P4"><text:span text:style-name="T2">2. Utilització de llenguatges de marques en entorns web:</text:span></text:p>
      <text:p text:style-name="P4"><text:span text:style-name="T2">2.1 Identificació d’etiquetes i atributs d’HTML.</text:span></text:p>
      <text:p text:style-name="P4"><text:span text:style-name="T2">2.2 XHTM: diferències sintàctiques i estructurals amb HTML.</text:span></text:p>
      <text:p text:style-name="P4"><text:span text:style-name="T2">2.3 Versions de HTML i d’XHTML.</text:span></text:p>
      <text:p text:style-name="P4"><text:span text:style-name="T2">2.4 Eines de disseny web.</text:span></text:p>
      <text:p text:style-name="P4"><text:span text:style-name="T2">2.5 Fulls d’estil.</text:span></text:p>
      <text:p text:style-name="P4"><text:span text:style-name="T2">3. Definició d’esquemes i vocabularis en XML:</text:span></text:p>
      <text:p text:style-name="P4"><text:span text:style-name="T2">3.1 Utilització de mètodes de definició de documents XML.</text:span></text:p>
      <text:p text:style-name="P4"><text:span text:style-name="T2">3.2 Creació de descripcions.</text:span></text:p>
      <text:p text:style-name="P3"><text:span text:style-name="T2">3.3 Associació amb documents XML.</text:span></text:p>
      <text:p text:style-name="P4"><text:span text:style-name="T2">3.4 Validació.</text:span></text:p>
      <text:p text:style-name="P4"><text:span text:style-name="T2">3.5 Eines de creació i validació.</text:span></text:p>
      <text:p text:style-name="P4"><text:soft-page-break/><text:span text:style-name="T3">UF 2: àmbits d’aplicació de l’XML</text:span></text:p>
      <text:p text:style-name="P4"><text:span text:style-name="T2">Durada: 27 hores</text:span></text:p>
      <text:p text:style-name="P4"><text:span text:style-name="T5">Resultats d’aprenentatge i criteris d’avaluació</text:span><text:span text:style-name="T2">:</text:span></text:p>
      <text:p text:style-name="P4"><text:span text:style-name="T2">1. Genera canals de continguts analitzant i utilitzant tecnologies de sindicació.</text:span></text:p>
      <text:p text:style-name="P6"><text:span text:style-name="T2">Criteris d’avaluació</text:span></text:p>
      <text:p text:style-name="P4"><text:span text:style-name="T2">1.1 Identifica els avantatges que aporta la sindicació de continguts en la gestió i transmissió de la informació.</text:span></text:p>
      <text:p text:style-name="P4"><text:span text:style-name="T2">1.2 Defineix els àmbits d’aplicació de la sindicació de continguts.</text:span></text:p>
      <text:p text:style-name="P4"><text:span text:style-name="T2">1.3 Analitza les tecnologies en què es basa la sindicació de continguts.</text:span></text:p>
      <text:p text:style-name="P4"><text:span text:style-name="T2">1.4 Identifica l’estructura i la sintaxi d’un canal de continguts.</text:span></text:p>
      <text:p text:style-name="P4"><text:span text:style-name="T2">1.5 Crea i valida canals de continguts.</text:span></text:p>
      <text:p text:style-name="P4"><text:span text:style-name="T2">1.6 Comprova la funcionalitat i l’accés als canals de continguts.</text:span></text:p>
      <text:p text:style-name="P4"><text:span text:style-name="T2">1.7 Utilitza eines específiques com a agregadors i directoris de canals.</text:span></text:p>
      <text:p text:style-name="P4"><text:span text:style-name="T2">2. Realitza conversions sobre documents XML utilitzant tècniques i eines de processament.</text:span></text:p>
      <text:p text:style-name="P6"><text:span text:style-name="T2">Criteris d’avaluació</text:span></text:p>
      <text:p text:style-name="P4"><text:span text:style-name="T2">2.1 Identifica la necessitat de la conversió de documents XML.</text:span></text:p>
      <text:p text:style-name="P4"><text:span text:style-name="T2">2.2 Estableix àmbits d’aplicació de la conversió de documents XML.</text:span></text:p>
      <text:p text:style-name="P4"><text:span text:style-name="T2">2.3 Analitza les tecnologies implicades i el seu mode de funcionament.</text:span></text:p>
      <text:p text:style-name="P4"><text:span text:style-name="T2">2.4 Descriu la sintaxi específica utilitzada en la conversió i adaptació de documents XML.</text:span></text:p>
      <text:p text:style-name="P4"><text:span text:style-name="T2">2.5 Crea especificacions de conversió.</text:span></text:p>
      <text:p text:style-name="P4"><text:span text:style-name="T2">2.6 Identifica i caracteritza eines específiques relacionades amb la conversió de documents XML.</text:span></text:p>
      <text:p text:style-name="P4"><text:span text:style-name="T2">2.7 Realitza conversions amb diferents formats de sortida.</text:span></text:p>
      <text:p text:style-name="P4"><text:span text:style-name="T2">2.8 Documenta i depura les especificacions de conversió.</text:span></text:p>
      <text:p text:style-name="P4"><text:span text:style-name="T2">3. Gestiona informació en format XML analitzant i utilitzant tecnologies d’emmagatzematge i llenguatges de</text:span></text:p>
      <text:p text:style-name="P4"><text:span text:style-name="T2">consulta.</text:span></text:p>
      <text:p text:style-name="P6"><text:span text:style-name="T2">Criteris d’avaluació</text:span></text:p>
      <text:p text:style-name="P4"><text:span text:style-name="T2">3.1 Identifica els principals mètodes d’emmagatzematge de la informació utilitzada en documents XML.</text:span></text:p>
      <text:p text:style-name="P4"><text:span text:style-name="T2">3.2 Identifica els inconvenients d’emmagatzemar informació en format XML.</text:span></text:p>
      <text:p text:style-name="P3"><text:span text:style-name="T2">3.3 Estableix tecnologies eficients d’emmagatzematge d’informació en funció de les seves característiques.</text:span></text:p>
      <text:p text:style-name="P4"><text:span text:style-name="T2">3.4 Utilitza sistemes gestors de bases de dades relacionals en l’emmagatzematge d’informació en format XML.</text:span></text:p>
      <text:p text:style-name="P4"><text:span text:style-name="T2">3.5 Utilitza tècniques específiques per crear documents XML a partir d’informació emmagatzemada en bases de</text:span></text:p>
      <text:p text:style-name="P4"><text:span text:style-name="T2">dades relacionals.</text:span></text:p>
      <text:p text:style-name="P4"><text:span text:style-name="T2">3.6 Identifica les característiques dels sistemes gestors de bases de dades natives XML.</text:span></text:p>
      <text:p text:style-name="P4"><text:span text:style-name="T2">3.7 Instal·la i analitza sistemes gestors de bases de dades natives XML.</text:span></text:p>
      <text:p text:style-name="P4"><text:span text:style-name="T2">3.8 Utilitza tècniques per gestionar la informació emmagatzemada en bases de dades natives XML.</text:span></text:p>
      <text:p text:style-name="P4"><text:span text:style-name="T2">3.9 Identifica llenguatges i eines per al tractament i emmagatzematge d’informació i la seva inclusió en</text:span></text:p>
      <text:p text:style-name="P4"><text:span text:style-name="T2">documents XML.</text:span></text:p>
      <text:p text:style-name="P6"><text:span text:style-name="T2">Continguts</text:span></text:p>
      <text:p text:style-name="P4"><text:span text:style-name="T2">1. Aplicació dels llenguatges de marques a la sindicació de continguts:</text:span></text:p>
      <text:p text:style-name="P4"><text:span text:style-name="T2">1.1 Àmbits d’aplicació.</text:span></text:p>
      <text:p text:style-name="P4"><text:span text:style-name="T2">1.2 Estructura dels canals de continguts.</text:span></text:p>
      <text:p text:style-name="P4"><text:span text:style-name="T2">1.3 Tecnologies de creació de canals de continguts.</text:span></text:p>
      <text:p text:style-name="P4"><text:span text:style-name="T2">1.4 Validació.</text:span></text:p>
      <text:p text:style-name="P4"><text:span text:style-name="T2">1.5 Directoris de canals de continguts.</text:span></text:p>
      <text:p text:style-name="P4"><text:span text:style-name="T2">1.6 Agregació.</text:span></text:p>
      <text:p text:style-name="P4"><text:span text:style-name="T2">2. Conversió i adaptació de documents XML:</text:span></text:p>
      <text:p text:style-name="P4"><text:span text:style-name="T2">2.1 Tècniques de transformació de documents XML.</text:span></text:p>
      <text:p text:style-name="P4"><text:span text:style-name="T2">2.2 Descripció de l’estructura i de la sintaxi.</text:span></text:p>
      <text:p text:style-name="P4"><text:span text:style-name="T2">2.3 Utilització de plantilles. Utilització d’eines de processament.</text:span></text:p>
      <text:p text:style-name="P4"><text:span text:style-name="T2">2.4 Elaboració de documentació.</text:span></text:p>
      <text:p text:style-name="P4"><text:span text:style-name="T2">3. Emmagatzematge d’informació:</text:span></text:p>
      <text:p text:style-name="P4"><text:span text:style-name="T2">3.1 Sistemes d’emmagatzematge d’informació.</text:span></text:p>
      <text:p text:style-name="P4"><text:span text:style-name="T2">3.2 Inserció i extracció d’informació en XML.</text:span></text:p>
      <text:p text:style-name="P4"><text:span text:style-name="T2">3.3 Tècniques de recerca d’informació en documents XML.</text:span></text:p>
      <text:p text:style-name="P4"><text:span text:style-name="T2">3.4 Llenguatges de consulta i manipulació.</text:span></text:p>
      <text:p text:style-name="P4"><text:span text:style-name="T2">3.5 Dipòsit XML natiu.</text:span></text:p>
      <text:p text:style-name="P4"><text:span text:style-name="T2">3.6 Eines de tractament i emmagatzematge d’informació en format XML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UF 3: sistemes de gestió d’informació empresarial</text:span></text:p>
      <text:p text:style-name="P4"><text:span text:style-name="T2">Durada: 27 hores</text:span></text:p>
      <text:p text:style-name="P1"><text:span text:style-name="T2">Resultats d’aprenentatge i criteris d’avaluació</text:span></text:p>
      <text:p text:style-name="P4"><text:span text:style-name="T2">1. Treballa amb sistemes empresarials de gestió d’informació realitzant tasques d’importació, integració,</text:span></text:p>
      <text:p text:style-name="P4"><text:span text:style-name="T2">assegurament i extracció de la informació.</text:span></text:p>
      <text:p text:style-name="P6"><text:span text:style-name="T2">Criteris d’avaluació</text:span></text:p>
      <text:p text:style-name="P4"><text:span text:style-name="T2">1.1 Reconeix els avantatges dels sistemes de gestió i planificació de recursos empresarials.</text:span></text:p>
      <text:p text:style-name="P4"><text:span text:style-name="T2">1.2 Avalua les característiques de les principals aplicacions de gestió empresarial.</text:span></text:p>
      <text:p text:style-name="P4"><text:span text:style-name="T2">1.3 Instal·la aplicacions de gestió empresarial.</text:span></text:p>
      <text:p text:style-name="P4"><text:span text:style-name="T2">1.4 Configura i adapta les aplicacions.</text:span></text:p>
      <text:p text:style-name="P4"><text:span text:style-name="T2">1.5 Estableix i verifica l’accés segur a la informació.</text:span></text:p>
      <text:p text:style-name="P4"><text:span text:style-name="T2">1.6 Genera informes.</text:span></text:p>
      <text:p text:style-name="P4"><text:span text:style-name="T2">1.7 Realitza tasques d’integració amb aplicacions ofimàtiques.</text:span></text:p>
      <text:p text:style-name="P4"><text:span text:style-name="T2">1.8 Realitza procediments d’extracció d’informació per al seu tractament i incorporació a diversos sistemes.</text:span></text:p>
      <text:p text:style-name="P4"><text:span text:style-name="T2">1.9 Realitza tasques d’assistència i resolució d’incidències.</text:span></text:p>
      <text:p text:style-name="P4"><text:span text:style-name="T2">1.10 Elabora documents relatius a l’explotació de l’aplicació.</text:span></text:p>
      <text:p text:style-name="P6"><text:span text:style-name="T2">Continguts</text:span></text:p>
      <text:p text:style-name="P4"><text:span text:style-name="T2">1. Sistemes de gestió empresarial:</text:span></text:p>
      <text:p text:style-name="P4"><text:span text:style-name="T2">1.1 Instal·lació.</text:span></text:p>
      <text:p text:style-name="P4"><text:span text:style-name="T2">1.2 Adaptació i configuració.</text:span></text:p>
      <text:p text:style-name="P4"><text:span text:style-name="T2">1.3 Integració de mòduls.</text:span></text:p>
      <text:p text:style-name="P4"><text:span text:style-name="T2">1.4 Elaboració d’informes.</text:span></text:p>
      <text:p text:style-name="P4"><text:span text:style-name="T2">1.5 Integració amb aplicacions ofimàtiques.</text:span></text:p>
      <text:p text:style-name="P3"><text:span text:style-name="T2">1.6 Exportació d’informació.</text:span></text:p>
      <text:p text:style-name="P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2-07-07T21:30:39.600000000</dc:date>
    <meta:editing-duration>PT15M4S</meta:editing-duration>
    <meta:editing-cycles>8</meta:editing-cycles>
    <meta:document-statistic meta:table-count="0" meta:image-count="0" meta:object-count="0" meta:page-count="3" meta:paragraph-count="142" meta:word-count="1100" meta:character-count="7661" meta:non-whitespace-character-count="6703"/>
  </office:meta>
</office:document-meta>
</file>